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fde8" officeooo:paragraph-rsid="0012fde8"/>
    </style:style>
    <style:style style:name="T1" style:family="text">
      <style:text-properties officeooo:rsid="00143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ció de les pantalles principals</text:p>
      <text:p text:style-name="P1"/>
      <text:p text:style-name="P1"><text:tab/>Inici, Buscador, Favorits i Perfil</text:p>
      <text:p text:style-name="P1"/>
      <text:p text:style-name="P1"/>
      <text:p text:style-name="P1"><text:tab/>1.1. Creació pantalles secundaries (es desenvoluparan si dona temps)</text:p>
      <text:p text:style-name="P1"/>
      <text:p text:style-name="P1"><text:tab/><text:tab/>Establiment, Calendari, Consells</text:p>
      <text:p text:style-name="P1"/>
      <text:p text:style-name="P1"/>
      <text:p text:style-name="P1">2. Creació de la paleta de colors</text:p>
      <text:p text:style-name="P1"/>
      <text:p text:style-name="P1"><text:tab/>Color principal: #6667AB</text:p>
      <text:p text:style-name="P1"/>
      <text:p text:style-name="P1"/>
      <text:p text:style-name="P1">3. Creació estils dels texts</text:p>
      <text:p text:style-name="P1"/>
      <text:p text:style-name="P1"><text:tab/>Color principal: FFFFFF (Blanc)</text:p>
      <text:p text:style-name="P1"/>
      <text:p text:style-name="P1"/>
      <text:p text:style-name="P1">4. Creació barra inferior de navegació</text:p>
      <text:p text:style-name="P1"/>
      <text:p text:style-name="P1"><text:tab/>4.1. Elecció de les icones a emprar <text:span text:style-name="T1">i l’estil de text a emprar</text:span> (quan s’està a la corresponent pàgina i quan no)</text:p>
      <text:p text:style-name="P1"/>
      <text:p text:style-name="P1"><text:tab/>4.2. Implementació de la navegació quan es prem sobre una icona</text:p>
      <text:p text:style-name="P1"/>
      <text:p text:style-name="P1"><text:tab/><text:tab/>No s’empra el widget de navegació com a tal sinó que es canvia el valor de l’id de la pàgina activa i es refresca la pantalla.</text:p>
      <text:p text:style-name="P1"><text:tab/><text:tab/>Posteriorment, per a accedir a les pàgines secundàries s’emprarà el widget de Navigation.push, ja que aquest ofereix l’estil de pantalla que es desitja</text:p>
      <text:p text:style-name="P1"/>
      <text:p text:style-name="P1"/>
      <text:p text:style-name="P1">5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8T21:37:11.881103600</meta:creation-date>
    <dc:date>2025-05-08T21:48:42.289297000</dc:date>
    <meta:editing-duration>PT33S</meta:editing-duration>
    <meta:editing-cycles>1</meta:editing-cycles>
    <meta:document-statistic meta:table-count="0" meta:image-count="0" meta:object-count="0" meta:page-count="1" meta:paragraph-count="14" meta:word-count="131" meta:character-count="792" meta:non-whitespace-character-count="662"/>
    <meta:generator>LibreOffice/25.2.2.2$Windows_X86_64 LibreOffice_project/7370d4be9e3cf6031a51beef54ff3bda878e3fac</meta:generator>
  </office:meta>
</office:document-meta>
</file>